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5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 style:data-style-name="N100">
      <style:text-properties style:font-name="Times New Roman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 style:data-style-name="N100">
      <style:text-properties style:font-name="Times New Roman" fo:font-size="12pt"/>
    </style:style>
    <style:style style:name="ce5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fo:language="en" fo:country="US" fo:font-style="normal" style:font-name-asian="Lucida Sans Unicode" style:font-size-asian="12pt" style:language-asian="en" style:country-asian="US" style:font-style-asian="normal" style:font-name-complex="Tahoma" style:font-size-complex="12pt" style:language-complex="en" style:country-complex="US" style:font-style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 style:data-style-name="N0"/>
    <style:style style:name="ce11" style:family="table-cell" style:parent-style-name="Default" style:data-style-name="N117"/>
    <style:style style:name="ce12" style:family="table-cell" style:parent-style-name="Default" style:data-style-name="N118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ce15" style:family="table-cell" style:parent-style-name="Default" style:data-style-name="N117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ext-properties style:font-name="Times New Roman1" fo:font-size="12pt" style:font-size-asian="12pt" style:font-size-complex="12pt"/>
    </style:style>
    <style:style style:name="T1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text-outline="false" style:text-line-through-style="none" style:text-position="0% 100%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3" style:family="text">
      <style:text-properties style:text-outline="false" style:text-line-through-style="none" style:text-position="-33% 58%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4" style:family="text">
      <style:text-properties style:text-outline="false" style:text-line-through-style="none" style:text-position="-33% 58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" style:family="text">
      <style:text-properties style:text-outline="false" style:text-line-through-style="none" style:text-position="0% 100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6" style:family="text">
      <style:text-properties style:text-outline="false" style:text-line-through-style="none" style:text-position="0% 100%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33% 58%" fo:font-size="14pt" style:font-size-asian="14pt" style:font-size-complex="14pt"/>
    </style:style>
    <style:style style:name="T9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Times New Roman1"/>
    </style:style>
    <style:style style:name="T11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6" style:family="text">
      <style:text-properties style:text-outline="false" style:text-line-through-style="none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7" style:family="text">
      <style:text-properties style:text-outline="false" style:text-line-through-style="none" style:text-position="sub 58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8" style:family="text">
      <style:text-properties style:text-outline="false" style:text-line-through-style="none" style:text-position="33% 58%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ce11"/>
        <table:table-column table:style-name="co2" table:default-cell-style-name="ce12"/>
        <table:table-column table:style-name="co5" table:default-cell-style-name="ce12"/>
        <table:table-column table:style-name="co6" table:default-cell-style-name="Default"/>
        <table:table-column table:style-name="co5" table:default-cell-style-name="ce11"/>
        <table:table-column table:style-name="co7" table:default-cell-style-name="Default"/>
        <table:table-column table:style-name="co8" table:default-cell-style-name="ce11"/>
        <table:table-column table:style-name="co1" table:default-cell-style-name="ce11"/>
        <table:table-column table:style-name="co1" table:number-columns-repeated="1014" table:default-cell-style-name="Default"/>
        <table:table-row table:style-name="ro2">
          <table:table-cell office:value-type="string">
            <text:p>Table 3. Orbital radii of satellites and rings of Uranus, Jupiter and Neptune in units of equatorial radius of the respective</text:p>
          </table:table-cell>
          <table:table-cell table:style-name="ce5"/>
          <table:table-cell table:style-name="ce8" table:number-columns-repeated="3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3">
          <table:table-cell office:value-type="string">
            <text:p>planet. <text:span text:style-name="T1">For Jupiter and Neptune, </text:span><text:span text:style-name="T2">R</text:span><text:span text:style-name="T3">T</text:span><text:span text:style-name="T4">ji</text:span><text:span text:style-name="T5"> </text:span><text:span text:style-name="T6">and</text:span><text:span text:style-name="T5"> </text:span><text:span text:style-name="T2">R</text:span><text:span text:style-name="T4">Tni</text:span><text:span text:style-name="T5"> </text:span><text:span text:style-name="T6">are orbital radii </text:span>transformed using Eqns (1) and (2) respectively.</text:p>
          </table:table-cell>
          <table:table-cell table:style-name="ce5"/>
          <table:table-cell table:style-name="ce8" table:number-columns-repeated="3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table-cell/>
          <table:table-cell table:style-name="ce5"/>
          <table:table-cell table:style-name="ce8" table:number-columns-repeated="3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4">
          <table:table-cell table:style-name="ce2" office:value-type="string">
            <text:p><text:s text:c="4"/>i</text:p>
          </table:table-cell>
          <table:table-cell table:style-name="ce6" office:value-type="string">
            <text:p>Uranian Satellites</text:p>
          </table:table-cell>
          <table:table-cell table:style-name="ce7" office:value-type="string">
            <text:p><text:s text:c="3"/><text:span text:style-name="T7">R</text:span><text:span text:style-name="T9">ui</text:span><text:span text:style-name="T15">''</text:span> <text:span text:style-name="T8">a</text:span></text:p>
          </table:table-cell>
          <table:table-cell table:style-name="ce7" office:value-type="string">
            <text:p><text:s text:c="3"/><text:span text:style-name="T7">R</text:span><text:span text:style-name="T9">ui</text:span><text:span text:style-name="T15">'</text:span> <text:span text:style-name="T8">a</text:span></text:p>
          </table:table-cell>
          <table:table-cell table:style-name="ce7" office:value-type="string">
            <text:p><text:s text:c="3"/><text:span text:style-name="T7">R</text:span><text:span text:style-name="T9">ui</text:span><text:span text:style-name="T8">a</text:span></text:p>
          </table:table-cell>
          <table:table-cell table:style-name="ce14" office:value-type="string">
            <text:p>Jovian Satellites</text:p>
          </table:table-cell>
          <table:table-cell table:style-name="ce5" office:value-type="string">
            <text:p><text:s text:c="3"/><text:span text:style-name="T16">R</text:span><text:span text:style-name="T4">T</text:span><text:span text:style-name="T17">ji</text:span><text:span text:style-name="T18">b</text:span></text:p>
          </table:table-cell>
          <table:table-cell table:style-name="ce14" office:value-type="string">
            <text:p>Neptunian Satellites</text:p>
          </table:table-cell>
          <table:table-cell table:style-name="ce5" office:value-type="string">
            <text:p><text:s text:c="3"/><text:span text:style-name="T16">R</text:span><text:span text:style-name="T4">T</text:span><text:span text:style-name="T17">ji</text:span><text:span text:style-name="T18">c</text:span>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2"/>
          <table:table-cell table:style-name="ce6"/>
          <table:table-cell table:style-name="ce7"/>
          <table:table-cell table:style-name="ce8" table:number-columns-repeated="2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>
            <text:p>11&amp;12</text:p>
          </table:table-cell>
          <table:table-cell table:style-name="ce7" office:value-type="string">
            <text:p><text:s text:c="4"/>Ring 6 <text:s text:c="3"/></text:p>
          </table:table-cell>
          <table:table-cell table:style-name="ce5" office:value-type="float" office:value="1.6369">
            <text:p>1.637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table-cell office:value-type="string">
            <text:p>13&amp;14</text:p>
          </table:table-cell>
          <table:table-cell table:style-name="ce7" office:value-type="string">
            <text:p><text:s text:c="4"/>Ring 5</text:p>
          </table:table-cell>
          <table:table-cell table:style-name="ce5" office:value-type="float" office:value="1.6524">
            <text:p>1.652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table-cell office:value-type="string">
            <text:p><text:s text:c="3"/>15 <text:s text:c="3"/></text:p>
          </table:table-cell>
          <table:table-cell table:style-name="ce7" office:value-type="string">
            <text:p><text:s text:c="4"/>Ring 4</text:p>
          </table:table-cell>
          <table:table-cell table:style-name="ce5" office:value-type="float" office:value="1.6656">
            <text:p>1.666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table-cell office:value-type="string">
            <text:p><text:s text:c="3"/>15 <text:s text:c="3"/></text:p>
          </table:table-cell>
          <table:table-cell table:style-name="ce7" office:value-type="string">
            <text:p><text:s text:c="4"/>Ring alpha</text:p>
          </table:table-cell>
          <table:table-cell table:style-name="Default"/>
          <table:table-cell table:style-name="ce5" office:value-type="float" office:value="1.7496">
            <text:p>1.750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13&amp;14</text:p>
          </table:table-cell>
          <table:table-cell table:style-name="ce7" office:value-type="string">
            <text:p><text:s text:c="4"/>Ring <text:span text:style-name="T13"><text:s/></text:span><text:span text:style-name="T14">β</text:span><text:span text:style-name="T13"> </text:span></text:p>
          </table:table-cell>
          <table:table-cell table:style-name="Default"/>
          <table:table-cell table:style-name="ce5" office:value-type="float" office:value="1.7865">
            <text:p>1.787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11&amp;12</text:p>
          </table:table-cell>
          <table:table-cell table:style-name="ce7" office:value-type="string">
            <text:p><text:s text:c="4"/>Ring <text:span text:style-name="T13"><text:s/>η</text:span></text:p>
          </table:table-cell>
          <table:table-cell table:style-name="Default"/>
          <table:table-cell table:style-name="ce5" office:value-type="float" office:value="1.846">
            <text:p>1.846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<text:s text:c="3"/>10 <text:s text:c="3"/></text:p>
          </table:table-cell>
          <table:table-cell table:style-name="ce7" office:value-type="string">
            <text:p><text:s text:c="4"/>Ring <text:span text:style-name="T13"><text:s/>γ </text:span></text:p>
          </table:table-cell>
          <table:table-cell table:style-name="Default"/>
          <table:table-cell table:style-name="ce5" office:value-type="float" office:value="1.8634">
            <text:p>1.863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<text:s text:c="4"/>9</text:p>
          </table:table-cell>
          <table:table-cell table:style-name="ce7" office:value-type="string">
            <text:p><text:s text:c="4"/>Ring <text:span text:style-name="T13"><text:s/>δ </text:span></text:p>
          </table:table-cell>
          <table:table-cell table:style-name="Default"/>
          <table:table-cell table:style-name="ce5" office:value-type="float" office:value="1.9">
            <text:p>1.900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2">
          <table:table-cell office:value-type="string">
            <text:p><text:s text:c="4"/>7</text:p>
          </table:table-cell>
          <table:table-cell table:style-name="ce7" office:value-type="string">
            <text:p><text:s text:c="4"/>Cordelia</text:p>
          </table:table-cell>
          <table:table-cell table:style-name="Default"/>
          <table:table-cell table:style-name="ce5" office:value-type="float" office:value="1.9484">
            <text:p>1.948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<text:s text:c="2"/>5&amp;6</text:p>
          </table:table-cell>
          <table:table-cell table:style-name="ce7" office:value-type="string">
            <text:p><text:s text:c="4"/>Ring <text:span text:style-name="T13"><text:s/>λ</text:span></text:p>
          </table:table-cell>
          <table:table-cell table:style-name="Default"/>
          <table:table-cell table:style-name="ce5" office:value-type="float" office:value="1.9572">
            <text:p>1.957</text:p>
          </table:table-cell>
          <table:table-cell table:style-name="ce8"/>
          <table:table-cell table:style-name="ce5"/>
          <table:table-cell table:style-name="ce8"/>
          <table:table-cell table:style-name="ce5"/>
          <table:table-cell table:number-columns-repeated="2"/>
          <table:table-cell table:style-name="ce16"/>
          <table:table-cell table:number-columns-repeated="1013"/>
        </table:table-row>
        <table:table-row table:style-name="ro5">
          <table:table-cell office:value-type="string">
            <text:p><text:s text:c="2"/>3&amp;4</text:p>
          </table:table-cell>
          <table:table-cell table:style-name="ce7" office:value-type="string">
            <text:p><text:s text:c="4"/>Ring <text:s/><text:span text:style-name="T13">ε</text:span></text:p>
          </table:table-cell>
          <table:table-cell table:style-name="Default"/>
          <table:table-cell table:style-name="ce5" office:value-type="float" office:value="2.006">
            <text:p>2.006</text:p>
          </table:table-cell>
          <table:table-cell table:style-name="ce8" table:number-columns-repeated="2"/>
          <table:table-cell table:style-name="ce5"/>
          <table:table-cell table:style-name="ce8"/>
          <table:table-cell table:number-columns-repeated="2"/>
          <table:table-cell table:style-name="ce16"/>
          <table:table-cell table:number-columns-repeated="1013"/>
        </table:table-row>
        <table:table-row table:style-name="ro2">
          <table:table-cell office:value-type="string">
            <text:p><text:s text:c="4"/>1 <text:s text:c="4"/></text:p>
          </table:table-cell>
          <table:table-cell table:style-name="ce7" office:value-type="string">
            <text:p><text:s text:c="4"/>Ophelia</text:p>
          </table:table-cell>
          <table:table-cell table:style-name="Default"/>
          <table:table-cell table:style-name="ce5" office:value-type="float" office:value="2.1049">
            <text:p>2.105</text:p>
          </table:table-cell>
          <table:table-cell table:style-name="ce8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>
            <text:p><text:s text:c="4"/>1</text:p>
          </table:table-cell>
          <table:table-cell table:style-name="ce8" office:value-type="string">
            <text:p><text:s text:c="4"/>Bianca</text:p>
          </table:table-cell>
          <table:table-cell table:style-name="Default"/>
          <table:table-cell table:style-name="ce8"/>
          <table:table-cell table:style-name="ce5" office:value-type="float" office:value="2.31620955436441">
            <text:p>2.316</text:p>
          </table:table-cell>
          <table:table-cell table:style-name="ce8"/>
          <table:table-cell table:style-name="ce5"/>
          <table:table-cell table:style-name="ce8"/>
          <table:table-cell table:number-columns-repeated="1016"/>
        </table:table-row>
        <table:table-row table:style-name="ro2">
          <table:table-cell office:value-type="string">
            <text:p><text:s text:c="2"/>3&amp;4</text:p>
          </table:table-cell>
          <table:table-cell table:style-name="ce8" office:value-type="string">
            <text:p><text:s text:c="4"/>Cressida</text:p>
          </table:table-cell>
          <table:table-cell table:style-name="Default"/>
          <table:table-cell table:style-name="ce8"/>
          <table:table-cell table:style-name="ce5" office:value-type="float" office:value="2.41793497398177">
            <text:p>2.418</text:p>
          </table:table-cell>
          <table:table-cell table:style-name="ce8"/>
          <table:table-cell table:style-name="ce5"/>
          <table:table-cell table:style-name="ce8" office:value-type="string">
            <text:p><text:s text:c="4"/>Naiad</text:p>
          </table:table-cell>
          <table:table-cell table:style-name="ce5" office:value-type="float" office:value="2.3931">
            <text:p>2.393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2"/>5&amp;6</text:p>
          </table:table-cell>
          <table:table-cell table:style-name="ce8" office:value-type="string">
            <text:p><text:s text:c="4"/>Desdemona <text:s text:c="2"/></text:p>
          </table:table-cell>
          <table:table-cell table:style-name="Default"/>
          <table:table-cell table:style-name="ce8"/>
          <table:table-cell table:style-name="ce5" office:value-type="float" office:value="2.45314761923393">
            <text:p>2.453</text:p>
          </table:table-cell>
          <table:table-cell table:style-name="ce8"/>
          <table:table-cell table:style-name="ce5"/>
          <table:table-cell table:style-name="ce8" office:value-type="string">
            <text:p><text:s text:c="4"/>Thalassa</text:p>
          </table:table-cell>
          <table:table-cell table:style-name="ce5" office:value-type="float" office:value="2.4651">
            <text:p>2.465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4"/>7</text:p>
          </table:table-cell>
          <table:table-cell table:style-name="ce8" office:value-type="string">
            <text:p><text:s text:c="4"/>Juliet <text:s/></text:p>
          </table:table-cell>
          <table:table-cell table:style-name="Default"/>
          <table:table-cell table:style-name="ce8"/>
          <table:table-cell table:style-name="ce5" office:value-type="float" office:value="2.51966039359912">
            <text:p>2.520</text:p>
          </table:table-cell>
          <table:table-cell table:style-name="ce8"/>
          <table:table-cell table:style-name="ce5"/>
          <table:table-cell table:style-name="ce8" office:value-type="string">
            <text:p><text:s text:c="4"/>Despina</text:p>
          </table:table-cell>
          <table:table-cell table:style-name="ce5" office:value-type="float" office:value="2.5602">
            <text:p>2.560</text:p>
          </table:table-cell>
          <table:table-cell table:style-name="ce5"/>
          <table:table-cell table:number-columns-repeated="1014"/>
        </table:table-row>
        <table:table-row table:style-name="ro6">
          <table:table-cell office:value-type="string">
            <text:p><text:s text:c="4"/>9</text:p>
          </table:table-cell>
          <table:table-cell table:style-name="ce8" office:value-type="string">
            <text:p><text:s text:c="4"/>Portia</text:p>
          </table:table-cell>
          <table:table-cell table:style-name="Default"/>
          <table:table-cell table:style-name="ce8"/>
          <table:table-cell table:style-name="ce5" office:value-type="float" office:value="2.58617316796432">
            <text:p>2.586</text:p>
          </table:table-cell>
          <table:table-cell table:style-name="ce8"/>
          <table:table-cell table:style-name="ce5"/>
          <table:table-cell table:style-name="ce8" office:value-type="string">
            <text:p><text:s text:c="4"/>Rings LeV&amp;Las<text:span text:style-name="T11">d</text:span></text:p>
          </table:table-cell>
          <table:table-cell table:style-name="ce5" office:value-type="float" office:value="2.5861">
            <text:p>2.586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0</text:p>
          </table:table-cell>
          <table:table-cell table:style-name="ce8" office:value-type="string">
            <text:p><text:s text:c="4"/>Rosalind</text:p>
          </table:table-cell>
          <table:table-cell table:style-name="Default"/>
          <table:table-cell table:style-name="ce8"/>
          <table:table-cell table:style-name="ce5" office:value-type="float" office:value="2.73484878125122">
            <text:p>2.735</text:p>
          </table:table-cell>
          <table:table-cell table:style-name="ce8"/>
          <table:table-cell table:style-name="ce5"/>
          <table:table-cell table:style-name="ce8" office:value-type="string">
            <text:p><text:s text:c="4"/>Ring Arago</text:p>
          </table:table-cell>
          <table:table-cell table:style-name="ce5" office:value-type="float" office:value="2.7416">
            <text:p>2.742</text:p>
          </table:table-cell>
          <table:table-cell table:style-name="ce5"/>
          <table:table-cell table:number-columns-repeated="1014"/>
        </table:table-row>
        <table:table-row table:style-name="ro6">
          <table:table-cell/>
          <table:table-cell table:style-name="ce8" office:value-type="string">
            <text:p><text:s text:c="4"/>Cupid<text:span text:style-name="T11">e</text:span></text:p>
          </table:table-cell>
          <table:table-cell table:style-name="Default"/>
          <table:table-cell table:style-name="ce8"/>
          <table:table-cell table:style-name="ce13" office:value-type="float" office:value="2.911">
            <text:p>2.911</text:p>
          </table:table-cell>
          <table:table-cell table:style-name="ce8"/>
          <table:table-cell table:style-name="Default"/>
          <table:table-cell table:style-name="ce8"/>
          <table:table-cell table:style-name="ce5" table:number-columns-repeated="2"/>
          <table:table-cell table:number-columns-repeated="1014"/>
        </table:table-row>
        <table:table-row table:style-name="ro2">
          <table:table-cell office:value-type="string">
            <text:p><text:s text:c="3"/>11</text:p>
          </table:table-cell>
          <table:table-cell table:style-name="ce8" office:value-type="string">
            <text:p><text:s text:c="4"/>Belinda</text:p>
          </table:table-cell>
          <table:table-cell table:style-name="Default"/>
          <table:table-cell table:style-name="ce8"/>
          <table:table-cell table:style-name="ce5" office:value-type="float" office:value="2.94612465276419">
            <text:p>2.946</text:p>
          </table:table-cell>
          <table:table-cell table:style-name="ce8" office:value-type="string">
            <text:p><text:s text:c="4"/>Metis</text:p>
          </table:table-cell>
          <table:table-cell table:style-name="ce5" office:value-type="float" office:value="2.951">
            <text:p>2.951</text:p>
          </table:table-cell>
          <table:table-cell table:style-name="ce8" office:value-type="string">
            <text:p>Galatea &amp; Unnamed ring</text:p>
          </table:table-cell>
          <table:table-cell table:style-name="ce5" office:value-type="float" office:value="2.9259">
            <text:p>2.926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2</text:p>
          </table:table-cell>
          <table:table-cell table:style-name="ce8" office:value-type="string">
            <text:p><text:s text:c="4"/>Perdita</text:p>
          </table:table-cell>
          <table:table-cell table:style-name="Default"/>
          <table:table-cell table:style-name="ce8"/>
          <table:table-cell table:style-name="ce5" office:value-type="float" office:value="2.98994483352244">
            <text:p>2.990</text:p>
          </table:table-cell>
          <table:table-cell table:style-name="ce8" office:value-type="string">
            <text:p><text:s text:c="4"/>Adrastea</text:p>
          </table:table-cell>
          <table:table-cell table:style-name="ce5" office:value-type="float" office:value="2.959">
            <text:p>2.959</text:p>
          </table:table-cell>
          <table:table-cell table:style-name="ce8" office:value-type="string">
            <text:p><text:s text:c="4"/>Ring Adams <text:s text:c="2"/></text:p>
          </table:table-cell>
          <table:table-cell table:style-name="ce5" office:value-type="float" office:value="2.9634">
            <text:p>2.963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13&amp;14</text:p>
          </table:table-cell>
          <table:table-cell table:style-name="ce8" office:value-type="string">
            <text:p><text:s text:c="4"/>Puck</text:p>
          </table:table-cell>
          <table:table-cell table:style-name="Default"/>
          <table:table-cell table:style-name="ce8"/>
          <table:table-cell table:style-name="ce5" office:value-type="float" office:value="3.364763879651">
            <text:p>3.365</text:p>
          </table:table-cell>
          <table:table-cell table:style-name="ce8" office:value-type="string">
            <text:p><text:s text:c="4"/>Amalthea</text:p>
          </table:table-cell>
          <table:table-cell table:style-name="ce5" office:value-type="float" office:value="3.38">
            <text:p>3.380</text:p>
          </table:table-cell>
          <table:table-cell table:style-name="ce8" office:value-type="string">
            <text:p><text:s text:c="4"/>Larissa</text:p>
          </table:table-cell>
          <table:table-cell table:style-name="ce5" office:value-type="float" office:value="3.3752">
            <text:p>3.375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5</text:p>
          </table:table-cell>
          <table:table-cell table:style-name="ce8" office:value-type="string">
            <text:p><text:s text:c="4"/>Mab</text:p>
          </table:table-cell>
          <table:table-cell table:style-name="Default"/>
          <table:table-cell table:style-name="ce8"/>
          <table:table-cell table:style-name="ce5" office:value-type="float" office:value="3.82409327438476">
            <text:p>3.824</text:p>
          </table:table-cell>
          <table:table-cell table:style-name="ce8" office:value-type="string">
            <text:p><text:s text:c="4"/>Thebe</text:p>
          </table:table-cell>
          <table:table-cell table:style-name="ce5" office:value-type="float" office:value="3.706">
            <text:p>3.706</text:p>
          </table:table-cell>
          <table:table-cell table:style-name="ce8" office:value-type="string">
            <text:p><text:s text:c="4"/>Hippocamp </text:p>
          </table:table-cell>
          <table:table-cell table:style-name="ce5" office:value-type="float" office:value="4.6059">
            <text:p>4.606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6</text:p>
          </table:table-cell>
          <table:table-cell table:style-name="ce8" office:value-type="string">
            <text:p><text:s text:c="4"/>Miranda</text:p>
          </table:table-cell>
          <table:table-cell table:style-name="Default"/>
          <table:table-cell table:style-name="ce8"/>
          <table:table-cell table:style-name="ce5" office:value-type="float" office:value="5.08235846472867">
            <text:p>5.082</text:p>
          </table:table-cell>
          <table:table-cell table:style-name="ce8" office:value-type="string">
            <text:p><text:s text:c="4"/>Io</text:p>
          </table:table-cell>
          <table:table-cell table:style-name="ce15" office:value-type="float" office:value="5.3106">
            <text:p>5.311</text:p>
          </table:table-cell>
          <table:table-cell table:style-name="ce8" office:value-type="string">
            <text:p><text:s text:c="4"/>Proteus</text:p>
          </table:table-cell>
          <table:table-cell table:style-name="ce5" office:value-type="float" office:value="5.084">
            <text:p>5.084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<text:s text:c="3"/>17</text:p>
          </table:table-cell>
          <table:table-cell table:style-name="ce8" office:value-type="string">
            <text:p><text:s text:c="4"/>Ariel</text:p>
          </table:table-cell>
          <table:table-cell table:style-name="Default"/>
          <table:table-cell table:style-name="ce8"/>
          <table:table-cell table:style-name="ce5" office:value-type="float" office:value="7.4689933095974">
            <text:p>7.469</text:p>
          </table:table-cell>
          <table:table-cell table:style-name="ce8" office:value-type="string">
            <text:p><text:s text:c="4"/>Europa</text:p>
          </table:table-cell>
          <table:table-cell table:style-name="ce15" office:value-type="float" office:value="7.3121">
            <text:p>7.312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<text:s text:c="3"/>18</text:p>
          </table:table-cell>
          <table:table-cell table:style-name="ce8" office:value-type="string">
            <text:p><text:s text:c="4"/>Umbriel</text:p>
          </table:table-cell>
          <table:table-cell table:style-name="Default"/>
          <table:table-cell table:style-name="ce8"/>
          <table:table-cell table:style-name="ce5" office:value-type="float" office:value="10.4072929300833">
            <text:p>10.407</text:p>
          </table:table-cell>
          <table:table-cell table:style-name="ce8" office:value-type="string">
            <text:p><text:s text:c="4"/>Ganymede</text:p>
          </table:table-cell>
          <table:table-cell table:style-name="ce15" office:value-type="float" office:value="10.518">
            <text:p>10.518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<text:s text:c="3"/>19</text:p>
          </table:table-cell>
          <table:table-cell table:style-name="ce8" office:value-type="string">
            <text:p><text:s text:c="4"/>Titania</text:p>
          </table:table-cell>
          <table:table-cell table:style-name="Default"/>
          <table:table-cell table:style-name="ce8"/>
          <table:table-cell table:style-name="ce5" office:value-type="float" office:value="17.0703079150201">
            <text:p>17.070</text:p>
          </table:table-cell>
          <table:table-cell table:style-name="ce8" office:value-type="string">
            <text:p><text:s text:c="4"/>Callisto</text:p>
          </table:table-cell>
          <table:table-cell table:style-name="ce15" office:value-type="float" office:value="17.04">
            <text:p>17.040</text:p>
          </table:table-cell>
          <table:table-cell table:style-name="ce8"/>
          <table:table-cell table:number-columns-repeated="1016"/>
        </table:table-row>
        <table:table-row table:style-name="ro2">
          <table:table-cell office:value-type="string">
            <text:p><text:s text:c="3"/>20</text:p>
          </table:table-cell>
          <table:table-cell table:style-name="ce8" office:value-type="string">
            <text:p><text:s text:c="4"/>Oberon</text:p>
          </table:table-cell>
          <table:table-cell table:style-name="Default"/>
          <table:table-cell table:style-name="ce8"/>
          <table:table-cell table:style-name="ce5" office:value-type="float" office:value="22.830314175046">
            <text:p>22.830</text:p>
          </table:table-cell>
          <table:table-cell table:style-name="ce8"/>
          <table:table-cell table:style-name="ce5"/>
          <table:table-cell table:style-name="ce8"/>
          <table:table-cell table:number-columns-repeated="1016"/>
        </table:table-row>
        <table:table-row table:style-name="ro2">
          <table:table-cell/>
          <table:table-cell table:style-name="ce8"/>
          <table:table-cell table:style-name="ce5"/>
          <table:table-cell table:style-name="ce8" table:number-columns-repeated="3"/>
          <table:table-cell table:style-name="ce5"/>
          <table:table-cell table:style-name="ce8"/>
          <table:table-cell table:number-columns-repeated="1016"/>
        </table:table-row>
        <table:table-row table:style-name="ro5">
          <table:table-cell office:value-type="string">
            <text:p>Note: Each satellite is assigned an index (<text:span text:style-name="T7">i</text:span>) consisting of one or two integers. Satellites in the same row have 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5">
          <table:table-cell office:value-type="string">
            <text:p>the same<text:span text:style-name="T7"> i</text:span>. The indexing system is explained in sections 2.1.c, 2.2a and 2.2b. 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office:value-type="string">
            <text:p><text:span text:style-name="T8">a</text:span>NASA(2021)</text:p>
          </table:table-cell>
          <table:table-cell table:style-name="ce8"/>
          <table:table-cell/>
          <table:table-cell table:style-name="ce10" table:number-columns-repeated="3"/>
          <table:table-cell table:number-columns-repeated="1018"/>
        </table:table-row>
        <table:table-row table:style-name="ro3">
          <table:table-cell table:style-name="ce3" office:value-type="string">
            <text:p><text:s/><text:span text:style-name="T7">R''</text:span><text:span text:style-name="T9">ui</text:span> refers to orbital radii from Ring 6 to Ring 4. </text:p>
          </table:table-cell>
          <table:table-cell table:style-name="ce9" table:number-columns-repeated="5"/>
          <table:table-cell table:number-columns-repeated="1018"/>
        </table:table-row>
        <table:table-row table:style-name="ro3">
          <table:table-cell table:style-name="ce3" office:value-type="string">
            <text:p><text:s/><text:span text:style-name="T7">R'</text:span><text:span text:style-name="T9">ui</text:span> refers to orbital radii <text:s/>from Ring <text:span text:style-name="T10">α to </text:span>Ophelia. </text:p>
          </table:table-cell>
          <table:table-cell table:style-name="ce9" table:number-columns-repeated="5"/>
          <table:table-cell table:number-columns-repeated="1018"/>
        </table:table-row>
        <table:table-row table:style-name="ro3">
          <table:table-cell table:style-name="ce4" office:value-type="string">
            <text:p><text:s/><text:span text:style-name="T7">R</text:span><text:span text:style-name="T9">ui</text:span> refers to orbital radii <text:s/>from Bianca to Oberon.</text:p>
          </table:table-cell>
          <table:table-cell table:style-name="ce9" table:number-columns-repeated="5"/>
          <table:table-cell table:number-columns-repeated="1018"/>
        </table:table-row>
        <table:table-row table:style-name="ro6">
          <table:table-cell office:value-type="string">
            <text:p><text:span text:style-name="T11">b</text:span>NASA(2021) transformed with Eqn (1) as described in sections 2.1.c</text:p>
          </table:table-cell>
          <table:table-cell table:style-name="ce8"/>
          <table:table-cell table:style-name="ce5"/>
          <table:table-cell table:style-name="ce8" table:number-columns-repeated="3"/>
          <table:table-cell table:style-name="ce5"/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6">
          <table:table-cell office:value-type="string">
            <text:p><text:span text:style-name="T11">c</text:span>NASA(2021) transformed with Eqn (2) as described in sections 2.1.c</text:p>
          </table:table-cell>
          <table:table-cell table:style-name="ce8"/>
          <table:table-cell table:style-name="ce5"/>
          <table:table-cell table:style-name="ce8" table:number-columns-repeated="3"/>
          <table:table-cell table:style-name="ce5"/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6">
          <table:table-cell office:value-type="string">
            <text:p><text:span text:style-name="T11">d</text:span>Rings LeV&amp;Las stands for Rings LeVerrier and Lassell <text:s text:c="2"/></text:p>
          </table:table-cell>
          <table:table-cell table:style-name="ce8"/>
          <table:table-cell/>
          <table:table-cell table:style-name="ce10" table:number-columns-repeated="3"/>
          <table:table-cell table:number-columns-repeated="1018"/>
        </table:table-row>
        <table:table-row table:style-name="ro6">
          <table:table-cell office:value-type="string">
            <text:p><text:span text:style-name="T11">e</text:span><text:span text:style-name="T12">See </text:span>text concerning why the orbital radius of Cupid does not have an index nor is it used in the analysis. </text:p>
          </table:table-cell>
          <table:table-cell table:style-name="ce10"/>
          <table:table-cell/>
          <table:table-cell table:style-name="ce10" table:number-columns-repeated="3"/>
          <table:table-cell table:number-columns-repeated="1018"/>
        </table:table-row>
        <table:table-row table:style-name="ro2">
          <table:table-cell/>
          <table:table-cell table:style-name="ce10"/>
          <table:table-cell/>
          <table:table-cell table:style-name="ce10" table:number-columns-repeated="3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3:2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2-26T15:59:41.23</meta:creation-date>
    <dc:date>2022-01-05T13:21:48.47</dc:date>
    <dc:creator>James Lombardi</dc:creator>
    <meta:editing-duration>PT11H14M16S</meta:editing-duration>
    <meta:editing-cycles>91</meta:editing-cycles>
    <meta:generator>OpenOffice/4.1.2$Win32 OpenOffice.org_project/412m3$Build-9782</meta:generator>
    <meta:printed-by>James Lombardi</meta:printed-by>
    <meta:print-date>2021-02-26T19:13:08.71</meta:print-date>
    <meta:document-statistic meta:table-count="3" meta:cell-count="140" meta:object-count="0"/>
  </office:meta>
</office:document-meta>
</file>